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236000004F6000004F6CABE25685B669399.svg" manifest:media-type="image/svg+xml"/>
  <manifest:file-entry manifest:full-path="Pictures/100002010000003000000030A9FC93969B282A7A.png" manifest:media-type="image/png"/>
  <manifest:file-entry manifest:full-path="Pictures/100002010000003000000030828FA27E9E72C919.png" manifest:media-type="image/png"/>
  <manifest:file-entry manifest:full-path="Pictures/10001239000004F6000004F6AB59A685DBBF3EA3.svg" manifest:media-type="image/svg+xml"/>
  <manifest:file-entry manifest:full-path="Pictures/100002010000008100000081D3D75182448EAA1F.png" manifest:media-type="image/png"/>
  <manifest:file-entry manifest:full-path="Pictures/10000201000000810000008111E6EBC914A5C554.png" manifest:media-type="image/png"/>
  <manifest:file-entry manifest:full-path="Pictures/10000B3100000D5500000D55ED50C892BD39CE64.svg" manifest:media-type="image/svg+xml"/>
  <manifest:file-entry manifest:full-path="Pictures/10000B3100000D5500000D553618F339296225D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576cm" fo:min-width="17.051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9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1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985cm" fo:min-width="0.8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8.8cm" fo:padding-top="0.175cm" fo:padding-bottom="0.175cm" fo:padding-left="0.3cm" fo:padding-right="0.3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style:font-name="Noto Sans1" fo:font-size="12pt" style:font-name-asian="Noto Sans1" style:font-size-asian="12pt" style:font-size-complex="12pt"/>
    </style:style>
    <style:style style:name="T1" style:family="text">
      <style:text-properties style:font-name="Noto Sans1" fo:font-size="12pt" style:font-name-asian="Noto Sans1" style:font-size-asian="12pt" style:font-size-complex="12pt"/>
    </style:style>
    <style:style style:name="T2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rate-staged-unstaged-after-checkout-file</text:p>
          </draw:text-box>
        </draw:frame>
        <draw:custom-shape draw:style-name="gr1" draw:text-style-name="P2" draw:layer="layout" svg:width="17.651cm" svg:height="9.926cm" svg:x="5.717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2" draw:layer="layout" svg:width="1.94cm" svg:height="1.94cm" svg:x="11.001cm" svg:y="6.565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A9FC93969B282A7A.png" xlink:type="simple" xlink:show="embed" xlink:actuate="onLoad" loext:mime-type="image/png"/>
        </draw:frame>
        <draw:frame draw:style-name="gr4" draw:text-style-name="P2" draw:layer="layout" svg:width="1.94cm" svg:height="1.94cm" svg:x="6.88cm" svg:y="6.565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A9FC93969B282A7A.png" xlink:type="simple" xlink:show="embed" xlink:actuate="onLoad" loext:mime-type="image/png"/>
        </draw:frame>
        <draw:custom-shape draw:style-name="gr5" draw:text-style-name="P4" draw:layer="layout" svg:width="1.2cm" svg:height="1.2cm" svg:x="16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cm" svg:height="1.2cm" svg:x="16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cm" svg:height="1.2cm" svg:x="16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7.248cm" svg:y1="9.201cm" svg:x2="17.248cm" svg:y2="8.2cm">
          <text:p/>
        </draw:line>
        <draw:line draw:style-name="gr8" draw:text-style-name="P7" draw:layer="layout" svg:x1="17.248cm" svg:y1="11.2cm" svg:x2="17.248cm" svg:y2="10.401cm">
          <text:p/>
        </draw:line>
        <draw:custom-shape draw:style-name="gr9" draw:text-style-name="P9" draw:layer="layout" svg:width="3.3cm" svg:height="2.9cm" svg:x="6.2cm" svg:y="3.399cm">
          <text:p text:style-name="P8"><text:span text:style-name="T1">工作樹</text:span></text:p>
          <text:p text:style-name="P8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5.5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0.3cm" svg:y="3.399cm">
          <text:p text:style-name="P8"><text:span text:style-name="T1">變更暫存</text:span></text:p>
          <text:p text:style-name="P8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.94cm" svg:height="1.94cm" svg:x="13.827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g>
          <draw:custom-shape draw:style-name="gr10" draw:text-style-name="P10" draw:layer="layout" svg:width="1.4cm" svg:height="4.2cm" draw:transform="rotate (-1.5707963267949) translate (22.9cm 6.8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1" draw:text-style-name="P11" draw:layer="layout" svg:width="2.8cm" svg:height="1.403cm" svg:x="19.8cm" svg:y="6.8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frame draw:style-name="gr12" draw:text-style-name="P6" draw:layer="layout" svg:width="1.5cm" svg:height="1.5cm" svg:x="14.379cm" svg:y="8.8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11E6EBC914A5C554.png" xlink:type="simple" xlink:show="embed" xlink:actuate="onLoad" loext:mime-type="image/png"/>
        </draw:frame>
        <draw:frame draw:style-name="gr12" draw:text-style-name="P6" draw:layer="layout" svg:width="1.5cm" svg:height="1.5cm" svg:x="7.36cm" svg:y="8.8cm">
          <draw:image xlink:href="Pictures/10000B3100000D5500000D553618F339296225D4.svg" xlink:type="simple" xlink:show="embed" xlink:actuate="onLoad" loext:mime-type="image/svg+xml">
            <text:p/>
          </draw:image>
          <draw:image xlink:href="Pictures/100002010000008100000081D3D75182448EAA1F.png" xlink:type="simple" xlink:show="embed" xlink:actuate="onLoad" loext:mime-type="image/png"/>
        </draw:frame>
        <draw:polyline draw:style-name="gr13" draw:text-style-name="P7" draw:layer="layout" svg:width="1.455cm" svg:height="0.384cm" draw:transform="rotate (-1.2924163111018) translate (7.2cm 8.343cm)" svg:viewBox="0 0 1456 385" draw:points="0,0 1346,385 1456,0">
          <text:p/>
        </draw:polyline>
        <draw:polyline draw:style-name="gr13" draw:text-style-name="P7" draw:layer="layout" svg:width="1.455cm" svg:height="0.384cm" draw:transform="rotate (-1.2924163111018) translate (14.2cm 8.343cm)" svg:viewBox="0 0 1456 385" draw:points="0,0 1346,385 1456,0">
          <text:p/>
        </draw:polyline>
        <draw:frame draw:style-name="gr12" draw:text-style-name="P6" draw:layer="layout" svg:width="1.5cm" svg:height="1.5cm" svg:x="11.56cm" svg:y="8.8cm">
          <draw:image xlink:href="Pictures/10000B3100000D5500000D553618F339296225D4.svg" xlink:type="simple" xlink:show="embed" xlink:actuate="onLoad" loext:mime-type="image/svg+xml">
            <text:p/>
          </draw:image>
          <draw:image xlink:href="Pictures/100002010000008100000081D3D75182448EAA1F.png" xlink:type="simple" xlink:show="embed" xlink:actuate="onLoad" loext:mime-type="image/png"/>
        </draw:frame>
        <draw:polyline draw:style-name="gr13" draw:text-style-name="P7" draw:layer="layout" svg:width="1.455cm" svg:height="0.384cm" draw:transform="rotate (-1.2924163111018) translate (11.4cm 8.343cm)" svg:viewBox="0 0 1456 385" draw:points="0,0 1346,385 1456,0">
          <text:p/>
        </draw:polyline>
        <draw:g>
          <draw:polygon draw:style-name="gr14" draw:text-style-name="P12" draw:layer="layout" svg:width="4.799cm" svg:height="3.999cm" svg:x="13.827cm" svg:y="6.6cm" svg:viewBox="0 0 4800 4000" draw:points="0,0 4800,0 4800,2000 2600,2000 2573,4000 0,4000">
            <text:p/>
          </draw:polygon>
        </draw:g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6-28T21:13:34.576000000</dc:date>
    <meta:editing-duration>PT11H31M27S</meta:editing-duration>
    <meta:editing-cycles>24</meta:editing-cycles>
    <meta:document-statistic meta:object-count="50"/>
  </office:meta>
</office:document-meta>
</file>